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Renderer.openTable( TableTag . State state , AbstractRender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leRenderer.closeTableCell(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enderer.closeTableBody(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Renderer.openCaption( CaptionTag . State state , AbstractRenderAppender appen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Renderer.closeTableHead(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Renderer.openTableBody( TBodyTag . State state , AbstractRenderAppender appen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Renderer.openTableCell( TdTag . State state ,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enderer.closeFooterRow(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Renderer.closeHeaderCell(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Renderer.openHeaderCell( ThTag . State state ,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enderer.openTableFoot( TFootTag . State state , AbstractRenderAppender appen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bleRenderer.openTableRow( TrTag . State state ,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Renderer.closeTable(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Renderer.openFooterRow( TrTag . State state , AbstractRender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Renderer.openHeaderRow( TrTag . State state , AbstractRender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Renderer.closeTableFoot(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Renderer.TableRender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Renderer.closeHeaderRow(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Renderer.closeTableRow(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Renderer.closeCaption( AbstractRender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Renderer.openTableHead( THeadTag . State state , AbstractRenderAppender appen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